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MMonoProp10" svg:font-family="LMMonoProp10"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D3" style:family="table-cell" style:data-style-name="N37">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D3" style:family="table-cell" style:data-style-name="N37">
      <style:table-cell-properties fo:padding="0.097cm" fo:border-left="0.002cm solid #000000" fo:border-right="0.002cm solid #000000" fo:border-top="none" fo:border-bottom="0.002cm solid #000000"/>
    </style:style>
    <style:style style:name="Tabla1.B11"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D3" style:family="table-cell" style:data-style-name="N37">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D3" style:family="table-cell" style:data-style-name="N37">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D3" style:family="table-cell" style:data-style-name="N37">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3" style:family="table-cell" style:data-style-name="N37">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D3" style:family="table-cell" style:data-style-name="N37">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D3" style:family="table-cell" style:data-style-name="N37">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D3" style:family="table-cell" style:data-style-name="N37">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D3" style:family="table-cell" style:data-style-name="N37">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D3" style:family="table-cell" style:data-style-name="N37">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7.59cm" table:align="margins"/>
    </style:style>
    <style:style style:name="Tabla12.A" style:family="table-column">
      <style:table-column-properties style:column-width="4.397cm" style:rel-column-width="16383*"/>
    </style:style>
    <style:style style:name="Tabla12.B" style:family="table-column">
      <style:table-column-properties style:column-width="4.397cm" style:rel-column-width="16384*"/>
    </style:style>
    <style:style style:name="Tabla12.D" style:family="table-column">
      <style:table-column-properties style:column-width="4.397cm" style:rel-column-width="16385*"/>
    </style:style>
    <style:style style:name="Tabla12.A1" style:family="table-cell">
      <style:table-cell-properties fo:padding="0.097cm" fo:border-left="0.002cm solid #000000" fo:border-right="none" fo:border-top="0.002cm solid #000000" fo:border-bottom="0.002cm solid #000000"/>
    </style:style>
    <style:style style:name="Tabla12.D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D2" style:family="table-cell">
      <style:table-cell-properties fo:padding="0.097cm" fo:border-left="0.002cm solid #000000" fo:border-right="0.002cm solid #000000" fo:border-top="none" fo:border-bottom="0.002cm solid #000000"/>
    </style:style>
    <style:style style:name="Tabla12.D3" style:family="table-cell" style:data-style-name="N37">
      <style:table-cell-properties fo:padding="0.097cm" fo:border-left="0.002cm solid #000000" fo:border-right="0.002cm solid #000000" fo:border-top="none" fo:border-bottom="0.002cm solid #000000"/>
    </style:style>
    <style:style style:name="Tabla12.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D3" style:family="table-cell" style:data-style-name="N37">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D3" style:family="table-cell" style:data-style-name="N37">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text-properties style:text-underline-style="solid" style:text-underline-width="auto" style:text-underline-color="font-color" fo:font-weight="normal" style:font-weight-asian="normal" style:font-weight-complex="normal"/>
    </style:style>
    <style:style style:name="P5" style:family="paragraph" style:parent-style-name="Table_20_Contents">
      <style:text-properties style:text-underline-style="solid" style:text-underline-width="auto" style:text-underline-color="font-color" fo:font-weight="bold" style:font-weight-asian="bold" style:font-weight-complex="bold"/>
    </style:style>
    <style:style style:name="P6"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able_20_Contents">
      <style:text-properties style:text-underline-style="none" fo:font-weight="normal" style:font-weight-asian="normal" style:font-weight-complex="normal"/>
    </style:style>
    <style:style style:name="P8"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9" style:family="paragraph" style:parent-style-name="Table_20_Contents">
      <style:text-properties style:text-underline-style="none"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start" style:justify-single-word="false"/>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0% 100%" style:text-underline-style="none" fo:font-weight="normal" style:font-weight-asian="normal" style:font-weight-complex="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Función del requerimiento:</text:p>
            <text:p text:style-name="P1"/>
            <text:p text:style-name="P1"><text:span text:style-name="T1">Permitir que un usuario pueda adquirir solo una tarjeta personalizada y una o mas genéricas.</text:span></text:p>
          </table:table-cell>
          <table:covered-table-cell/>
          <table:table-cell table:style-name="Tabla3.A1" office:value-type="string">
            <text:p text:style-name="P14">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5">Análisis</text:p>
          </table:table-cell>
          <table:table-cell table:style-name="Tabla3.A2" office:value-type="string">
            <text:p text:style-name="P1">Tipo de requerimiento</text:p>
          </table:table-cell>
          <table:table-cell table:style-name="Tabla3.D2" office:value-type="string">
            <text:p text:style-name="P7">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4">Fecha creación</text:p>
          </table:table-cell>
          <table:table-cell table:style-name="Tabla3.D3" office:value-type="date" office:date-value="2011-09-08">
            <text:p text:style-name="Standard">08/09/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4">Fecha actualización</text:p>
          </table:table-cell>
          <table:table-cell table:style-name="Tabla3.D3" office:value-type="date" office:date-value="2011-09-11">
            <text:p text:style-name="Standard">11/09/11</text:p>
          </table:table-cell>
        </table:table-row>
        <table:table-row>
          <table:table-cell table:style-name="Tabla3.A2" office:value-type="string">
            <text:p text:style-name="P1">Descripción</text:p>
          </table:table-cell>
          <table:table-cell table:style-name="Tabla3.D2" table:number-columns-spanned="3" office:value-type="string">
            <text:p text:style-name="P7">El sistema debe permitir que un usuario tenga una sola tarjeta personalizada y varias genéricas para lo cual es necesario verificar si un usuario ya posee una tarjeta personalizada para no dejarlo adquirir una nueva, es decir solo puede tener una personalizada sin embargo puede solicitar una o mas genéricas en caso de requerir ma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10">El sistema a la hora de vender una tarjeta personalizada recibe datos como el numero de pin y la cédula, nombre, apellidos, teléfono, dirección, email y fecha de nacimiento. </text:p>
            <text:p text:style-name="P10">El sistema a la hora de vender una tarjeta genérica recibe el numero pin.</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10">El sistema muestra un mensaje al auxiliar en caso de que el usuario tenga otra tarjeta personalizada a su nombre .<text:line-break/>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10">El sistema debería tener una base de datos con la información de las tarjetas lo que permita decidir si un usuario tiene o no una tarjeta personalizada a su nombre. </text:p>
            <text:p text:style-name="P10">El sistema debe de permitir vender varias tarjetas personalizadas a una misma persona.</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10">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10">Usuario, Auxiliar</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1">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1"/>
          </table:table-cell>
          <table:covered-table-cell/>
          <table:covered-table-cell/>
        </table:table-row>
        <table:table-row>
          <table:table-cell table:style-name="Tabla3.D2" table:number-columns-spanned="4" office:value-type="string">
            <text:p text:style-name="P13">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11">El sistema debe estar conectado a internet y tener acceso a la base de datos un auxiliar debe de estar logueado en el sistema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11">El sistema actualiza su base de datos en caso de que se pueda vender la tarjeta o permite rechazarla en caso de que el usuario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11">El requerimiento es aceptado si para una persona que ya tiene una tarjeta personalizada no se le permite la venta y si para una persona con varias tarjetas genéricas puede adquirir otra tarjeta de tipo genérica.</text:p>
          </table:table-cell>
          <table:covered-table-cell/>
          <table:covered-table-cell/>
        </table:table-row>
      </table:table>
      <text:p text:style-name="Standard"/>
      <table:table table:name="Tabla1" table:style-name="Tabla1">
        <table:table-column table:style-name="Tabla1.A"/>
        <table:table-column table:style-name="Tabla1.B"/>
        <table:table-column table:style-name="Tabla1.A"/>
        <table:table-column table:style-name="Tabla1.D"/>
        <text:soft-page-break/>
        <table:table-row>
          <table:table-cell table:style-name="Tabla1.A1" table:number-columns-spanned="2" office:value-type="string">
            <text:p text:style-name="P1">Función del requerimiento: </text:p>
            <text:p text:style-name="P1"/>
            <text:p text:style-name="P1"><text:span text:style-name="T1">Registrar tarjetas diferenciando su tipo ya sea genérica <text:s/>o personalizada.</text:span></text:p>
            <text:p text:style-name="P1"><text:span text:style-name="T1"/></text:p>
          </table:table-cell>
          <table:covered-table-cell/>
          <table:table-cell table:style-name="Tabla1.A1" office:value-type="string">
            <text:p text:style-name="P14">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5">Análisis</text:p>
          </table:table-cell>
          <table:table-cell table:style-name="Tabla1.A2" office:value-type="string">
            <text:p text:style-name="P1">Tipo de requerimiento</text:p>
          </table:table-cell>
          <table:table-cell table:style-name="Tabla1.D2" office:value-type="string">
            <text:p text:style-name="P4">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4">Fecha creación</text:p>
          </table:table-cell>
          <table:table-cell table:style-name="Tabla1.D3" office:value-type="date" office:date-value="2011-09-08">
            <text:p text:style-name="Standard">08/09/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4">Fecha actualización</text:p>
          </table:table-cell>
          <table:table-cell table:style-name="Tabla1.D3" office:value-type="date" office:date-value="2011-09-11">
            <text:p text:style-name="Standard">11/09/11</text:p>
          </table:table-cell>
        </table:table-row>
        <table:table-row>
          <table:table-cell table:style-name="Tabla1.A2" office:value-type="string">
            <text:p text:style-name="P1">Descripción</text:p>
          </table:table-cell>
          <table:table-cell table:style-name="Tabla1.D2" table:number-columns-spanned="3" office:value-type="string">
            <text:p text:style-name="P5"><text:span text:style-name="T2">El sistema debe permitir registrar y así distinguir dos tipos de tarjetas las personalizadas <text:s/>y las genéricas, es cada tarjeta debe tener uno de los dos tipos y así mismo poderla clasificar y usar dependiendo de las características de cada una de ellas, esta acción es realizada por el auxiliar.</text:span></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10">El sistema a la hora de registrar una tarjeta solicita el pin y tipo de la tarjeta ya sea genérica o personalizada con lo que es posible empezar el registro.</text:p>
            <text:p text:style-name="P10">En caso de ser personalizada se pedirán datos adicionales como : <text:s/>cédula, nombre, apellidos, teléfono, dirección, email y fecha de nacimiento. </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10">El sistema informa con un mensaje que la tarjeta se ha registrado correctamente <text:s/>es decir ya es una tarjeta registrada por lo que el auxiliar ya puede entregarla a al usuario notificándole el tipo de tarjeta que s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10">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10">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10">Auxiliar , Usuario</text:p>
          </table:table-cell>
          <table:covered-table-cell/>
          <table:covered-table-cell/>
        </table:table-row>
        <table:table-row>
          <table:table-cell table:style-name="Tabla1.A2" office:value-type="string">
            <text:p text:style-name="P1">Prioridad</text:p>
          </table:table-cell>
          <table:table-cell table:style-name="Tabla1.B11" table:number-columns-spanned="3" office:value-type="float" office:value="3">
            <text:p text:style-name="P10">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1"/>
          </table:table-cell>
          <table:covered-table-cell/>
          <table:covered-table-cell/>
        </table:table-row>
        <table:table-row>
          <table:table-cell table:style-name="Tabla1.D2" table:number-columns-spanned="4" office:value-type="string">
            <text:p text:style-name="P13">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11">El sistema debe de estar conectado a internet y tener acceso a la <text:s/>base de datos y tiene que estar un auxiliar logueado quien efectuara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11">El sistema actualizara en su base de datos la información de las tarjeta por lo que de ahora en adelante esta tarjeta sera conocida como alguno de l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11">El requerimiento es aceptado si para cada usuario compre una tarjeta se le asigne adecuadamente un tipo lo que permitir diferenciar en funcionalidad y servicios una de otra.</text:p>
          </table:table-cell>
          <table:covered-table-cell/>
          <table:covered-table-cell/>
        </table:table-row>
      </table:table>
      <text:p text:style-name="Standard"/>
      <text:p text:style-name="Standard"/>
      <text:p text:style-name="Standard"/>
      <text:p text:style-name="Standard"/>
      <table:table table:name="Tabla2" table:style-name="Tabla2">
        <table:table-column table:style-name="Tabla2.A"/>
        <table:table-column table:style-name="Tabla2.B"/>
        <table:table-column table:style-name="Tabla2.A"/>
        <table:table-column table:style-name="Tabla2.D"/>
        <text:soft-page-break/>
        <table:table-row>
          <table:table-cell table:style-name="Tabla2.A1" table:number-columns-spanned="2" office:value-type="string">
            <text:p text:style-name="P1">Función del requerimiento:</text:p>
            <text:p text:style-name="P10"/>
            <text:p text:style-name="P10">Registrar datos de usuario para tarjetas personalizadas.</text:p>
            <text:p text:style-name="P10"/>
          </table:table-cell>
          <table:covered-table-cell/>
          <table:table-cell table:style-name="Tabla2.A1" office:value-type="string">
            <text:p text:style-name="P14">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5">Análisis</text:p>
          </table:table-cell>
          <table:table-cell table:style-name="Tabla2.A2" office:value-type="string">
            <text:p text:style-name="P1">Tipo de requerimiento</text:p>
          </table:table-cell>
          <table:table-cell table:style-name="Tabla2.D2" office:value-type="string">
            <text:p text:style-name="P4">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4">Fecha creación</text:p>
          </table:table-cell>
          <table:table-cell table:style-name="Tabla2.D3" office:value-type="date" office:date-value="2011-09-08">
            <text:p text:style-name="Standard">08/09/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4">Fecha actualización</text:p>
          </table:table-cell>
          <table:table-cell table:style-name="Tabla2.D2" office:value-type="string">
            <text:p text:style-name="Standard">11/09/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7">El sistema debe permitir para las tarjetas personalizadas, que el pasajero registre sus datos personales tales como : cédula, nombre, apellidos, teléfono, dirección, email y fecha de nacimiento. Esta función es realizada por el auxiliar quien solicita los datos al usuario.</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10">Pare registrar los datos de un usuario el sistema solicita que se ingresen datos referentes a la cédula, nombre, apellidos, teléfono, dirección, email y fecha de nacimiento. Estos datos son preguntados por el auxiliar al usuario.</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10">El auxiliar recibe un mensaje notificando el éxito o no de la operación con lo que el auxiliar puede informarle al usuario el resultado de la operación. Por lo que el usuari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10">El sistema debería actualizar la base de datos incluyendo al nuevo usuario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10">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10">Usuario , Auxiliar</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10">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1"/>
          </table:table-cell>
          <table:covered-table-cell/>
          <table:covered-table-cell/>
        </table:table-row>
        <table:table-row>
          <table:table-cell table:style-name="Tabla2.D2" table:number-columns-spanned="4" office:value-type="string">
            <text:p text:style-name="P13">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8">El sistema debe de estar conectado a internet y estar conectado a la base de datos, el auxiliar debe de estar logueado en el sistema lo que <text:s/>permitirá registrar tarjetas.</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11">El sistema actualiza su base de datos agregando un nuevo usuario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usuario solicite una tarjeta personalizada se le solicite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text:soft-page-break/></text:p>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1">Función del requerimiento:</text:p>
            <text:p text:style-name="P10">Permitir que un usuario pueda modificar sus datos personales</text:p>
            <text:p text:style-name="P1"/>
            <text:p text:style-name="P1"/>
          </table:table-cell>
          <table:covered-table-cell/>
          <table:table-cell table:style-name="Tabla4.A1" office:value-type="string">
            <text:p text:style-name="P14">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5">Análisis</text:p>
          </table:table-cell>
          <table:table-cell table:style-name="Tabla4.A2" office:value-type="string">
            <text:p text:style-name="P1">Tipo de requerimiento</text:p>
          </table:table-cell>
          <table:table-cell table:style-name="Tabla4.D2" office:value-type="string">
            <text:p text:style-name="P4">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4">Fecha creación</text:p>
          </table:table-cell>
          <table:table-cell table:style-name="Tabla4.D3" office:value-type="date" office:date-value="2011-09-08">
            <text:p text:style-name="Standard">08/09/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4">Fecha actualización</text:p>
          </table:table-cell>
          <table:table-cell table:style-name="Tabla4.D3" office:value-type="date" office:date-value="2011-09-11">
            <text:p text:style-name="Standard">11/09/11</text:p>
          </table:table-cell>
        </table:table-row>
        <table:table-row>
          <table:table-cell table:style-name="Tabla4.A2" office:value-type="string">
            <text:p text:style-name="P1">Descripción</text:p>
          </table:table-cell>
          <table:table-cell table:style-name="Tabla4.D2" table:number-columns-spanned="3" office:value-type="string">
            <text:p text:style-name="P5"><text:span text:style-name="T2">El sistema debe permitir que el pasajero pueda modificar sus datos personales a excepción de su cédula, en cualquier estación o a través de internet. Esta acción es realizada por un auxiliar o por un usuario lo que permitirá organizar la información de contacto.</text:span></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10">Para poder modificar los datos de un usuario el sistema presenta todos los datos que tenia anteriormente pero la cédula no se permite modificar. Entonces el usuario selecciona que datos modificara.</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1"><text:span text:style-name="T1">El sistema mostrara un mensaje <text:s/>informando el éxito o no de la operación cuando se realicen los cambios del usuario, si fue un auxiliar quien realizo la acción notifica al usuario del cambio realizado.</text:span></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10">El sistema actualizara la base de datos con nueva información del usuario que reemplazara la anterior información suministrada por el usuario.</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10">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1"><text:span text:style-name="T1">Usuari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10">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1"/>
          </table:table-cell>
          <table:covered-table-cell/>
          <table:covered-table-cell/>
        </table:table-row>
        <table:table-row>
          <table:table-cell table:style-name="Tabla4.D2" table:number-columns-spanned="4" office:value-type="string">
            <text:p text:style-name="P13">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11">El sistema debe estar conectado a internet y tener acceso a la base de datos además el usuario debe estar logueado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a en la base de datos toda la información que</text:span> <text:span text:style-name="T1">se modifico y actualizara la que anteriormente había brindado el usuario.</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11">El requerimientos aceptado si el usuario puedo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Función del requerimiento:</text:p>
            <text:p text:style-name="P1"/>
            <text:p text:style-name="P10">Permitir que el usuario pueda consultar el saldo de su tarjeta<text:span text:style-name="T3"><text:tab/></text:span></text:p>
            <text:p text:style-name="P1"/>
          </table:table-cell>
          <table:covered-table-cell/>
          <table:table-cell table:style-name="Tabla5.A1" office:value-type="string">
            <text:p text:style-name="P14">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5">Análisis</text:p>
          </table:table-cell>
          <table:table-cell table:style-name="Tabla5.A2" office:value-type="string">
            <text:p text:style-name="P1">Tipo de requerimiento</text:p>
          </table:table-cell>
          <table:table-cell table:style-name="Tabla5.D2" office:value-type="string">
            <text:p text:style-name="P4">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4">Fecha creación</text:p>
          </table:table-cell>
          <table:table-cell table:style-name="Tabla5.D3" office:value-type="date" office:date-value="2011-09-08">
            <text:p text:style-name="Standard">08/09/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4">Fecha actualización</text:p>
          </table:table-cell>
          <table:table-cell table:style-name="Tabla5.D3" office:value-type="date" office:date-value="2011-09-11">
            <text:p text:style-name="Standard">11/09/11</text:p>
          </table:table-cell>
        </table:table-row>
        <table:table-row>
          <table:table-cell table:style-name="Tabla5.A2" office:value-type="string">
            <text:p text:style-name="P1">Descripción</text:p>
          </table:table-cell>
          <table:table-cell table:style-name="Tabla5.D2" table:number-columns-spanned="3" office:value-type="string">
            <text:p text:style-name="P7">El sistema debe permitir que el pasajero pueda consultar su saldo en cualquier estación del sistema o a través de internet usando el numero pin de la tarjeta ya sea genérica o personalizada ,lo que le mostrara los pasajes que tiene disponibles para viajar. Esta acción es realizada por el usuario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10">El sistema solicita el nu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10">El sistema muestra un mensaje informando la cantidad de pases que posee esa tarjeta, es decir , el saldo del usuario.</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10">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10">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10">Usuari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1">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1"/>
          </table:table-cell>
          <table:covered-table-cell/>
          <table:covered-table-cell/>
        </table:table-row>
        <table:table-row>
          <table:table-cell table:style-name="Tabla5.D2" table:number-columns-spanned="4" office:value-type="string">
            <text:p text:style-name="P13">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11">El sistema debe de estar conectado a internet y tener acceso a la base de datos el usuario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11">El sistema realiza una consulta a la base de datos lo que permite conocer el saldo para la tarjeta identificada con ese pin lo que permite informar al usuario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11">El requerimiento es aceptado si el usuario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Función del requerimiento:</text:p>
            <text:p text:style-name="P1"/>
            <text:p text:style-name="P1"><text:span text:style-name="T1">Recargar tarjetas en estaciones del sistema</text:span> </text:p>
            <text:p text:style-name="P1"/>
          </table:table-cell>
          <table:covered-table-cell/>
          <table:table-cell table:style-name="Tabla6.A1" office:value-type="string">
            <text:p text:style-name="P14">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5">Análisis</text:p>
          </table:table-cell>
          <table:table-cell table:style-name="Tabla6.A2" office:value-type="string">
            <text:p text:style-name="P1">Tipo de requerimiento</text:p>
          </table:table-cell>
          <table:table-cell table:style-name="Tabla6.D2" office:value-type="string">
            <text:p text:style-name="P4">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4">Fecha creación</text:p>
          </table:table-cell>
          <table:table-cell table:style-name="Tabla6.D3" office:value-type="date" office:date-value="2011-09-08">
            <text:p text:style-name="Standard">08/09/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4">Fecha actualización</text:p>
          </table:table-cell>
          <table:table-cell table:style-name="Tabla6.D2" office:value-type="string">
            <text:p text:style-name="Standard">Septiembre 11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9"><text:span text:style-name="T1">El sistema debe permitir tanto para las tarjetas genéricas, como para las tarjetas personalizadas, la recarga de dinero en cualquier estación del sistema. Esta acción es realizada por le auxiliar.</text:span></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10">El sistema para realizar la recarga recibe el numero pin de la tarjeta y el valor que que se el usuario va a recargar ya se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10">El sistema muestra un mensaje <text:s/>con la información de los nuevos pasajes adquiridos que el auxiliar comunica al usuario.</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10">El sistema debe de permitir aumentar los pasajes del usuario después de realizar la recarga es decir aumentar los pasajes que tenia esa parte y agregarle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10">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10">Usuario,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10">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1"/>
          </table:table-cell>
          <table:covered-table-cell/>
          <table:covered-table-cell/>
        </table:table-row>
        <table:table-row>
          <table:table-cell table:style-name="Tabla6.D2" table:number-columns-spanned="4" office:value-type="string">
            <text:p text:style-name="P13">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11">El sistema debe de estar conectado a internet y tener acceso a la base de datos, el auxiliar debe de estar logueado en el sistema.</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11">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12">El requerimiento es aceptado si cuando un usuario llegue a una estación a recargar su tarjeta el auxiliar ingrese el valor y el pin lo que ocasionara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Función del requerimiento:</text:p>
            <text:p text:style-name="P1"/>
            <text:p text:style-name="P10">Permitir adelanto de tres pasajes de tarjetas personalizadas.</text:p>
            <text:p text:style-name="P1"/>
          </table:table-cell>
          <table:covered-table-cell/>
          <table:table-cell table:style-name="Tabla7.A1" office:value-type="string">
            <text:p text:style-name="P14">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5">Análisis</text:p>
          </table:table-cell>
          <table:table-cell table:style-name="Tabla7.A2" office:value-type="string">
            <text:p text:style-name="P1">Tipo de requerimiento</text:p>
          </table:table-cell>
          <table:table-cell table:style-name="Tabla7.D2" office:value-type="string">
            <text:p text:style-name="P4">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4">Fecha creación</text:p>
          </table:table-cell>
          <table:table-cell table:style-name="Tabla7.D3" office:value-type="date" office:date-value="2011-09-08">
            <text:p text:style-name="Standard">08/09/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4">Fecha actualización</text:p>
          </table:table-cell>
          <table:table-cell table:style-name="Tabla7.D3" office:value-type="date" office:date-value="2011-09-11">
            <text:p text:style-name="Standard">11/09/11</text:p>
          </table:table-cell>
        </table:table-row>
        <table:table-row>
          <table:table-cell table:style-name="Tabla7.A2" office:value-type="string">
            <text:p text:style-name="P1">Descripción</text:p>
          </table:table-cell>
          <table:table-cell table:style-name="Tabla7.D2" table:number-columns-spanned="3" office:value-type="string">
            <text:p text:style-name="P6"><text:span text:style-name="T4">El sistema debe permitir a las tarjetas personalizadas adelantar hasta tres pasajes que serán cobrados en la próxima recarga de dinero. Esta acción es realizada por le usuario cuando vaya <text:s text:c="2"/>a ingresar a un determinado bus.</text:span></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10">El sistema recibe el nu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10">El sistema muestra un mensaje al usuario informando el nu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10">El sistema debería de permitir que el usuario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1">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1">Usuari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1">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3">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11">El sistema debe de estar conectado a internet y tener acceso a la base de datos el usuario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11">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11">El requerimiento es aceptado si cuando un usuario con tarjeta personalizada y ningún pasaje desee realizar un viaje al ingresar el nu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1">Función del requerimiento:</text:p>
            <text:p text:style-name="P10">Permitir recargar a tarjetas personalizadas usando tarjetas de crédito y débito.</text:p>
            <text:p text:style-name="P1"/>
          </table:table-cell>
          <table:covered-table-cell/>
          <table:table-cell table:style-name="Tabla8.A1" office:value-type="string">
            <text:p text:style-name="P14">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5">Análisis</text:p>
          </table:table-cell>
          <table:table-cell table:style-name="Tabla8.A2" office:value-type="string">
            <text:p text:style-name="P1">Tipo de requerimiento</text:p>
          </table:table-cell>
          <table:table-cell table:style-name="Tabla8.D2" office:value-type="string">
            <text:p text:style-name="P4">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4">Fecha creación</text:p>
          </table:table-cell>
          <table:table-cell table:style-name="Tabla8.D3" office:value-type="date" office:date-value="2008-09-01">
            <text:p text:style-name="Standard">01/09/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4">Fecha actualización</text:p>
          </table:table-cell>
          <table:table-cell table:style-name="Tabla8.D3" office:value-type="date" office:date-value="2011-09-11">
            <text:p text:style-name="Standard">11/09/11</text:p>
          </table:table-cell>
        </table:table-row>
        <table:table-row>
          <table:table-cell table:style-name="Tabla8.A2" office:value-type="string">
            <text:p text:style-name="P1">Descripción</text:p>
          </table:table-cell>
          <table:table-cell table:style-name="Tabla8.D2" table:number-columns-spanned="3" office:value-type="string">
            <text:p text:style-name="P5"><text:span text:style-name="T2">El sistema debe permitir recargar las tarjetas personalizadas, esta recarga puede ser mediante tarjetas de crédito o débito. Esta acción corresponde al auxiliar quien es el encargado de vender las tarjetas.</text:span></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10">El sistema recibe una forma de pago de parte del usuario y de acuerdo a esta forma de pago el auxiliar selecciona la forma de pago correspondiente entre las opciones brindadas por el sistema.</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1"><text:span text:style-name="T1">El sistema muestra un mensaje informando el numero de pasajes con los que cuenta la tarjeta actualmente, el auxiliar indica que el pago se logro realizar de manera adecuada indicando también el numero de pasajes actual.</text:span></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10">El <text:s/>sistema debe de permitir que el usuario <text:s/>con tarjeta personalizada logre recargar su tarjeta usando la forma de pago correspondiente a tarjeta crédito o débito lo que mostrara un aumento en sus pasajes sin necesidad de pagar en efectivo.</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10">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10">Usuario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1">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1"/>
          </table:table-cell>
          <table:covered-table-cell/>
          <table:covered-table-cell/>
        </table:table-row>
        <table:table-row>
          <table:table-cell table:style-name="Tabla8.D2" table:number-columns-spanned="4" office:value-type="string">
            <text:p text:style-name="P13">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11">El sistema debe tener acceso a internet y estar conectado a la base de datos , el auxiliar debe de estar logueado <text:s/>para poder realizar la venta de tarjetas.</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11">El sistema registra en la base datos un pago hecho con otra forma de pago distinta a efectivo igualmente aumenta los pasajes de la tarjeta personalizada especificada por el usuario.</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11">El requerimiento es aceptado si un usuario que tiene una tarjeta personalizada <text:s/>no tenga efectivo pero desee recargar pueda realizarlo sin ningún problema ya que el sistema acepta diversas 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1">Función del requerimiento:</text:p>
            <text:p text:style-name="P1"/>
            <text:p text:style-name="P10">Agregar nuevas tarjetas al sistema ya sean genéricas <text:s/>o personalizadas</text:p>
            <text:p text:style-name="P10"/>
            <text:p text:style-name="P1"/>
            <text:p text:style-name="P1"/>
            <text:p text:style-name="P1"/>
          </table:table-cell>
          <table:covered-table-cell/>
          <table:table-cell table:style-name="Tabla9.A1" office:value-type="string">
            <text:p text:style-name="P14">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5">Análisis</text:p>
          </table:table-cell>
          <table:table-cell table:style-name="Tabla9.A2" office:value-type="string">
            <text:p text:style-name="P1">Tipo de requerimiento</text:p>
          </table:table-cell>
          <table:table-cell table:style-name="Tabla9.D2" office:value-type="string">
            <text:p text:style-name="P4">Funcional</text:p>
          </table:table-cell>
        </table:table-row>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4">Fecha creación</text:p>
          </table:table-cell>
          <table:table-cell table:style-name="Tabla9.D3" office:value-type="date" office:date-value="2011-09-08">
            <text:p text:style-name="Standard">08/09/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4">Fecha actualización</text:p>
          </table:table-cell>
          <table:table-cell table:style-name="Tabla9.D3" office:value-type="date" office:date-value="2011-09-11">
            <text:p text:style-name="Standard">11/09/11</text:p>
          </table:table-cell>
        </table:table-row>
        <table:table-row>
          <table:table-cell table:style-name="Tabla9.A2" office:value-type="string">
            <text:p text:style-name="P1">Descripción</text:p>
          </table:table-cell>
          <table:table-cell table:style-name="Tabla9.D2" table:number-columns-spanned="3" office:value-type="string">
            <text:p text:style-name="P7">El sistema debe permitir agregar nuevas tarjetas al sistema, para ello se ingresarán sus datos básicos, estos son número de pin, número de pasajes, el tipo de tarjeta y el estado(activada o desactivada), esta acción es realizada por le auxiliar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10">El sistema solicita al auxiliar datos correspondientes al pin de la tarjeta, el nu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10">El sistema muestra un mensaje informando el éxito o no de la operación lo que le permite saber al usuario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1"><text:span text:style-name="T1">El sistema debe de permitir que se añada una nueva tarjeta ya sea genérica o personalizada depende del tipo que se le asigne</text:span> l<text:span text:style-name="T1">o que permite que un usuario pueda usarla para viajar</text:span></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1">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1">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1">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1"/>
          </table:table-cell>
          <table:covered-table-cell/>
          <table:covered-table-cell/>
        </table:table-row>
        <table:table-row>
          <table:table-cell table:style-name="Tabla9.D2" table:number-columns-spanned="4" office:value-type="string">
            <text:p text:style-name="P13">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11">El sistema debe tener acceso a internet y estar conectado a la base de datos , el auxiliar debe de estar logueado en el sistema, 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11">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11">El requerimiento es aceptado si un usuario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able:table table:name="Tabla10" table:style-name="Tabla10">
        <table:table-column table:style-name="Tabla10.A"/>
        <table:table-column table:style-name="Tabla10.B"/>
        <table:table-column table:style-name="Tabla10.A"/>
        <table:table-column table:style-name="Tabla10.D"/>
        <text:soft-page-break/>
        <table:table-row>
          <table:table-cell table:style-name="Tabla10.A1" table:number-columns-spanned="2" office:value-type="string">
            <text:p text:style-name="P1">Función del requerimiento:</text:p>
            <text:p text:style-name="P1"/>
            <text:p text:style-name="P10">Consultar tarjetas ya existentes</text:p>
            <text:p text:style-name="P1"/>
            <text:p text:style-name="P1"/>
          </table:table-cell>
          <table:covered-table-cell/>
          <table:table-cell table:style-name="Tabla10.A1" office:value-type="string">
            <text:p text:style-name="P14">Identificador</text:p>
          </table:table-cell>
          <table:table-cell table:style-name="Tabla10.D1" office:value-type="string">
            <text:p text:style-name="Standard">3,1,10</text:p>
          </table:table-cell>
        </table:table-row>
        <table:table-row>
          <table:table-cell table:style-name="Tabla10.A2" office:value-type="string">
            <text:p text:style-name="P1">Estado</text:p>
          </table:table-cell>
          <table:table-cell table:style-name="Tabla10.A2" office:value-type="string">
            <text:p text:style-name="P15">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4">Fecha creación</text:p>
          </table:table-cell>
          <table:table-cell table:style-name="Tabla10.D3" office:value-type="date" office:date-value="2011-09-08">
            <text:p text:style-name="Standard">08/09/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4">Fecha actualización</text:p>
          </table:table-cell>
          <table:table-cell table:style-name="Tabla10.D3" office:value-type="date" office:date-value="2011-09-11">
            <text:p text:style-name="Standard">11/09/11</text:p>
          </table:table-cell>
        </table:table-row>
        <table:table-row>
          <table:table-cell table:style-name="Tabla10.A2" office:value-type="string">
            <text:p text:style-name="P1">Descripción</text:p>
          </table:table-cell>
          <table:table-cell table:style-name="Tabla10.D2" table:number-columns-spanned="3" office:value-type="string">
            <text:p text:style-name="P6"><text:span text:style-name="T2">El sistema debe permitir la consulta de las tarjetas existentes, ya sean genéricas o personalizadas esta acción puede ser realizada por auxiliar, en caso de que requiera hacer una operación administrativa en una tarjeta como modificar desactivar o eliminar.</text:span></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10">El sistema recibe el nu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10">El sistema retorna una lista con los resultados encontrados para la búsqueda lo que permitirá realizar operaciones administrativas</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11">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10">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10">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10">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3">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11">El sistema debe de tener acceso a internet y estar conectado <text:s/>a la base de datos ,el auxiliar debe de estar logueado en el sistema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11">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11">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
      <text:p text:style-name="Standard"/>
      <table:table table:name="Tabla11" table:style-name="Tabla11">
        <table:table-column table:style-name="Tabla11.A"/>
        <table:table-column table:style-name="Tabla11.B"/>
        <table:table-column table:style-name="Tabla11.A"/>
        <table:table-column table:style-name="Tabla11.D"/>
        <text:soft-page-break/>
        <table:table-row>
          <table:table-cell table:style-name="Tabla11.A1" table:number-columns-spanned="2" office:value-type="string">
            <text:p text:style-name="P1">Función del requerimiento:</text:p>
            <text:p text:style-name="P1"/>
            <text:p text:style-name="P1">Modificar datos relacionados con la tarjeta ya sea personalizada o genérica.</text:p>
            <text:p text:style-name="P1"/>
          </table:table-cell>
          <table:covered-table-cell/>
          <table:table-cell table:style-name="Tabla11.A1" office:value-type="string">
            <text:p text:style-name="P14">Identificador</text:p>
          </table:table-cell>
          <table:table-cell table:style-name="Tabla11.D1" office:value-type="string">
            <text:p text:style-name="Standard">3,1,11</text:p>
          </table:table-cell>
        </table:table-row>
        <table:table-row>
          <table:table-cell table:style-name="Tabla11.A2" office:value-type="string">
            <text:p text:style-name="P1">Estado</text:p>
          </table:table-cell>
          <table:table-cell table:style-name="Tabla11.A2" office:value-type="string">
            <text:p text:style-name="P15">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4">Fecha creación</text:p>
          </table:table-cell>
          <table:table-cell table:style-name="Tabla11.D3" office:value-type="date" office:date-value="2011-09-08">
            <text:p text:style-name="Standard">08/09/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4">Fecha actualización</text:p>
          </table:table-cell>
          <table:table-cell table:style-name="Tabla11.D2" office:value-type="string">
            <text:p text:style-name="Standard">Septiembre 11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text:span text:style-name="T2">El sistema debe permitir modificar la información de las tarjetas ya existentes solo en los datos correspondientes a numero <text:s/>de pasajes, y estado(bloqueada o desbloqueada), el número pin de la tarjeta y el tipo no se podrá cambiar.</text:span></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1"><text:span text:style-name="T1">El sistema <text:s/>recibe información referente a la tarjeta que se va a modificar con todos los valores correspondientes pin , numero de pasajes , tipo y estado.</text:span></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10">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10">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10">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10">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1">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1"/>
          </table:table-cell>
          <table:covered-table-cell/>
          <table:covered-table-cell/>
        </table:table-row>
        <table:table-row>
          <table:table-cell table:style-name="Tabla11.D2" table:number-columns-spanned="4" office:value-type="string">
            <text:p text:style-name="P13">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11">El sistema debe de tener acceso a internet y estar conectado a la base de datos, el auxiliar debe de estar logueado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11">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11">El requerimiento es aceptado si en el momento en que un auxiliar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able:table table:name="Tabla12" table:style-name="Tabla12">
        <table:table-column table:style-name="Tabla12.A"/>
        <table:table-column table:style-name="Tabla12.B"/>
        <table:table-column table:style-name="Tabla12.A"/>
        <table:table-column table:style-name="Tabla12.D"/>
        <text:soft-page-break/>
        <table:table-row>
          <table:table-cell table:style-name="Tabla12.A1" table:number-columns-spanned="2" office:value-type="string">
            <text:p text:style-name="P1">Función del requerimiento:</text:p>
            <text:p text:style-name="P1"/>
            <text:p text:style-name="P1">Eliminar tarjetas del sistema</text:p>
            <text:p text:style-name="P1"/>
          </table:table-cell>
          <table:covered-table-cell/>
          <table:table-cell table:style-name="Tabla12.A1" office:value-type="string">
            <text:p text:style-name="P14">Identificador</text:p>
          </table:table-cell>
          <table:table-cell table:style-name="Tabla12.D1" office:value-type="string">
            <text:p text:style-name="Standard">3,1,12</text:p>
          </table:table-cell>
        </table:table-row>
        <table:table-row>
          <table:table-cell table:style-name="Tabla12.A2" office:value-type="string">
            <text:p text:style-name="P1">Estado</text:p>
          </table:table-cell>
          <table:table-cell table:style-name="Tabla12.A2" office:value-type="string">
            <text:p text:style-name="P15">Análisis</text:p>
          </table:table-cell>
          <table:table-cell table:style-name="Tabla12.A2" office:value-type="string">
            <text:p text:style-name="P1">Tipo de requerimiento</text:p>
          </table:table-cell>
          <table:table-cell table:style-name="Tabla12.D2" office:value-type="string">
            <text:p text:style-name="P4">Funcional</text:p>
          </table:table-cell>
        </table:table-row>
        <table:table-row>
          <table:table-cell table:style-name="Tabla12.A2" office:value-type="string">
            <text:p text:style-name="P1">Creado por</text:p>
          </table:table-cell>
          <table:table-cell table:style-name="Tabla12.A2" office:value-type="string">
            <text:p text:style-name="Standard">Luis Felipe Vargas</text:p>
          </table:table-cell>
          <table:table-cell table:style-name="Tabla12.A2" office:value-type="string">
            <text:p text:style-name="P14">Fecha creación</text:p>
          </table:table-cell>
          <table:table-cell table:style-name="Tabla12.D3" office:value-type="date" office:date-value="2011-09-08">
            <text:p text:style-name="Standard">08/09/11</text:p>
          </table:table-cell>
        </table:table-row>
        <table:table-row>
          <table:table-cell table:style-name="Tabla12.A2" office:value-type="string">
            <text:p text:style-name="P1">Actualizado por</text:p>
          </table:table-cell>
          <table:table-cell table:style-name="Tabla12.A2" office:value-type="string">
            <text:p text:style-name="Standard">Yerminson Gonzalez Muñoz</text:p>
          </table:table-cell>
          <table:table-cell table:style-name="Tabla12.A2" office:value-type="string">
            <text:p text:style-name="P14">Fecha actualización</text:p>
          </table:table-cell>
          <table:table-cell table:style-name="Tabla12.D3" office:value-type="date" office:date-value="2011-09-11">
            <text:p text:style-name="Standard">11/09/11</text:p>
          </table:table-cell>
        </table:table-row>
        <table:table-row>
          <table:table-cell table:style-name="Tabla12.A2" office:value-type="string">
            <text:p text:style-name="P1">Descripción</text:p>
          </table:table-cell>
          <table:table-cell table:style-name="Tabla12.D2" table:number-columns-spanned="3" office:value-type="string">
            <text:p text:style-name="P5"><text:span text:style-name="T2">El sistema debe de permitir eliminar tarjetas del sistema usando el número pin de la tarjeta. Esta acción debe ser realizada por un auxiliar u operario. Lo que eliminara por completo la tarjeta del sistema</text:span></text:p>
          </table:table-cell>
          <table:covered-table-cell/>
          <table:covered-table-cell/>
        </table:table-row>
        <table:table-row>
          <table:table-cell table:style-name="Tabla12.A2" office:value-type="string">
            <text:p text:style-name="P1">Datos de entrada</text:p>
          </table:table-cell>
          <table:table-cell table:style-name="Tabla12.D2" table:number-columns-spanned="3" office:value-type="string">
            <text:p text:style-name="P1"><text:span text:style-name="T1">El sistema recibe el numero de pin de la tarjeta ya existente</text:span> <text:span text:style-name="T1">con lo que se podrá buscar la tarjeta para ser eliminada ya sea genérica o personalizada.</text:span></text:p>
          </table:table-cell>
          <table:covered-table-cell/>
          <table:covered-table-cell/>
        </table:table-row>
        <table:table-row>
          <table:table-cell table:style-name="Tabla12.A2" office:value-type="string">
            <text:p text:style-name="P1">Datos de salida</text:p>
          </table:table-cell>
          <table:table-cell table:style-name="Tabla12.D2" table:number-columns-spanned="3" office:value-type="string">
            <text:p text:style-name="P10">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2.A2" office:value-type="string">
            <text:p text:style-name="P1">Resultados esperados</text:p>
          </table:table-cell>
          <table:table-cell table:style-name="Tabla12.D2" table:number-columns-spanned="3" office:value-type="string">
            <text:p text:style-name="P10">EL sistema debería permitir quitar la tarjeta del sistema borrando su registro de la base de datos y así no pueda ser consultada en otra oportunidad y mas aun ya no pueda seguir siendo usada en el sistema.</text:p>
          </table:table-cell>
          <table:covered-table-cell/>
          <table:covered-table-cell/>
        </table:table-row>
        <table:table-row>
          <table:table-cell table:style-name="Tabla12.A2" office:value-type="string">
            <text:p text:style-name="P1">Origen</text:p>
          </table:table-cell>
          <table:table-cell table:style-name="Tabla12.D2" table:number-columns-spanned="3" office:value-type="string">
            <text:p text:style-name="P10">Descripción de especificación del proyecto.</text:p>
          </table:table-cell>
          <table:covered-table-cell/>
          <table:covered-table-cell/>
        </table:table-row>
        <table:table-row>
          <table:table-cell table:style-name="Tabla12.A2" office:value-type="string">
            <text:p text:style-name="P1">Dirigido a</text:p>
          </table:table-cell>
          <table:table-cell table:style-name="Tabla12.D2" table:number-columns-spanned="3" office:value-type="string">
            <text:p text:style-name="P10">Auxiliares Operadores</text:p>
          </table:table-cell>
          <table:covered-table-cell/>
          <table:covered-table-cell/>
        </table:table-row>
        <table:table-row>
          <table:table-cell table:style-name="Tabla12.A2" office:value-type="string">
            <text:p text:style-name="P1">Prioridad</text:p>
          </table:table-cell>
          <table:table-cell table:style-name="Tabla12.B11" table:number-columns-spanned="3" office:value-type="float" office:value="3">
            <text:p text:style-name="P1">3</text:p>
          </table:table-cell>
          <table:covered-table-cell/>
          <table:covered-table-cell/>
        </table:table-row>
        <table:table-row>
          <table:table-cell table:style-name="Tabla12.A2" office:value-type="string">
            <text:p text:style-name="P1">Requerimientos asociados</text:p>
          </table:table-cell>
          <table:table-cell table:style-name="Tabla12.D2" table:number-columns-spanned="3" office:value-type="string">
            <text:p text:style-name="P1"/>
          </table:table-cell>
          <table:covered-table-cell/>
          <table:covered-table-cell/>
        </table:table-row>
        <table:table-row>
          <table:table-cell table:style-name="Tabla12.D2" table:number-columns-spanned="4" office:value-type="string">
            <text:p text:style-name="P13">Especificación</text:p>
          </table:table-cell>
          <table:covered-table-cell/>
          <table:covered-table-cell/>
          <table:covered-table-cell/>
        </table:table-row>
        <table:table-row>
          <table:table-cell table:style-name="Tabla12.A2" office:value-type="string">
            <text:p text:style-name="P2">Precondiciones</text:p>
          </table:table-cell>
          <table:table-cell table:style-name="Tabla12.D2" table:number-columns-spanned="3" office:value-type="string">
            <text:p text:style-name="P11">El sistema debe de estar conectado a internet y tener acceso a la base de datos , el auxiliar o operario debe de estar logueados en el sistema .</text:p>
          </table:table-cell>
          <table:covered-table-cell/>
          <table:covered-table-cell/>
        </table:table-row>
        <table:table-row>
          <table:table-cell table:style-name="Tabla12.A2" office:value-type="string">
            <text:p text:style-name="P2">Poscondiciones</text:p>
          </table:table-cell>
          <table:table-cell table:style-name="Tabla12.D2" table:number-columns-spanned="3" office:value-type="string">
            <text:p text:style-name="P11">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2.A2" office:value-type="string">
            <text:p text:style-name="P2">Criterio de aceptación</text:p>
          </table:table-cell>
          <table:table-cell table:style-name="Tabla12.D2" table:number-columns-spanned="3" office:value-type="string">
            <text:p text:style-name="P11">El requerimiento es aceptado si dado un pin de una tarjeta después del proceso de eliminación y se intente usar esta tarjeta no se encuentre información referente a esta ya que ha sido borrad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3" table:style-name="Tabla13">
        <table:table-column table:style-name="Tabla13.A"/>
        <table:table-column table:style-name="Tabla13.B"/>
        <table:table-column table:style-name="Tabla13.A"/>
        <table:table-column table:style-name="Tabla13.D"/>
        <text:soft-page-break/>
        <table:table-row>
          <table:table-cell table:style-name="Tabla13.A1" table:number-columns-spanned="2" office:value-type="string">
            <text:p text:style-name="P1">Función del requerimiento:</text:p>
            <text:p text:style-name="P1"/>
            <text:p text:style-name="P10">Descontar pasajes de la tarjeta genérica o personalizada cuando se tome algún bus.</text:p>
            <text:p text:style-name="P1"/>
          </table:table-cell>
          <table:covered-table-cell/>
          <table:table-cell table:style-name="Tabla13.A1" office:value-type="string">
            <text:p text:style-name="P14">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5">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4">Fecha creación</text:p>
          </table:table-cell>
          <table:table-cell table:style-name="Tabla13.D3" office:value-type="date" office:date-value="2011-09-08">
            <text:p text:style-name="Standard">08/09/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4">Fecha actualización</text:p>
          </table:table-cell>
          <table:table-cell table:style-name="Tabla13.D3" office:value-type="date" office:date-value="2011-09-11">
            <text:p text:style-name="Standard">11/09/11</text:p>
          </table:table-cell>
        </table:table-row>
        <table:table-row>
          <table:table-cell table:style-name="Tabla13.A2" office:value-type="string">
            <text:p text:style-name="P1">Descripción</text:p>
          </table:table-cell>
          <table:table-cell table:style-name="Tabla13.D2" table:number-columns-spanned="3" office:value-type="string">
            <text:p text:style-name="P6"><text:span text:style-name="T2">El sistema realizará el descuento del pasaje de la tarjeta en el momento en que se le ingrese el numero de la tarjeta, es decir al entrar al bus se pedirá el numero de tarjeta que permitirá en caso de tener pasajes ingresar y luego descontar de los pasajes correspondientes a la tarjeta. </text:span></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11">El sistema recibe el nu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usuario el numero de pasajes que le quedan</text:span> .</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11">El sistema debería de descontar adecuadamente de la información de la tarjeta en caso de ser posible el valor de un pasaje después de ingresar el nu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10">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10">Usuari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10">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1"/>
          </table:table-cell>
          <table:covered-table-cell/>
          <table:covered-table-cell/>
        </table:table-row>
        <table:table-row>
          <table:table-cell table:style-name="Tabla13.D2" table:number-columns-spanned="4" office:value-type="string">
            <text:p text:style-name="P13">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11">El sistema debe de estar conectado a internet y tener acceso a la base de datos, el usuario debe de estar en una estación y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11">El sistema de ahora en adelante reconoce que la tarjeta identificada con el pin dado tiene un pasaje menos.</text:p>
            <text:p text:style-name="P11"/>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11">El requerimiento es aceptado si después de que el usuario ingreso al bus y consulte nuevamente sus pasajes tiene uno menos que fue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A"/>
        <table:table-column table:style-name="Tabla14.D"/>
        <text:soft-page-break/>
        <table:table-row>
          <table:table-cell table:style-name="Tabla14.A1" table:number-columns-spanned="2" office:value-type="string">
            <text:p text:style-name="P1">Función del requerimiento:</text:p>
            <text:p text:style-name="P1"/>
            <text:p text:style-name="P1"><text:span text:style-name="T1">Guardar información</text:span> <text:span text:style-name="T1">sobre las rutas recorridas por una tarjeta personalizada.</text:span></text:p>
            <text:p text:style-name="P1"/>
          </table:table-cell>
          <table:covered-table-cell/>
          <table:table-cell table:style-name="Tabla14.A1" office:value-type="string">
            <text:p text:style-name="P14">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5">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4">Fecha creación</text:p>
          </table:table-cell>
          <table:table-cell table:style-name="Tabla14.D3" office:value-type="date" office:date-value="2011-09-08">
            <text:p text:style-name="Standard">08/09/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4">Fecha actualización</text:p>
          </table:table-cell>
          <table:table-cell table:style-name="Tabla14.D3" office:value-type="date" office:date-value="2011-09-11">
            <text:p text:style-name="Standard">11/09/11</text:p>
          </table:table-cell>
        </table:table-row>
        <table:table-row>
          <table:table-cell table:style-name="Tabla14.A2" office:value-type="string">
            <text:p text:style-name="P1">Descripción</text:p>
          </table:table-cell>
          <table:table-cell table:style-name="Tabla14.D2" table:number-columns-spanned="3" office:value-type="string">
            <text:p text:style-name="P8">El sistema debe permitir que cuando se use una tarjeta se almacene información relacionada con fecha, hora y ruta para tener información del recorrido realizado por un usuario es decir las ultimas rutas que ha abordado <text:s/>el usuario.</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10">El sistema recibe información correspondiente a la ruta, fecha, hora y el pin de la tarjeta con el cual se esta realizando el viaje, para 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10">El sistema deberá modificar la base de datos agregando información de importanci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1"><text:span text:style-name="T1">El sistema debería de guardar información sobre las distintas rutas por las cuales ha transitado el usuario mientras uso el sistema de transporte.</text:span></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10">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10">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1">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1"/>
          </table:table-cell>
          <table:covered-table-cell/>
          <table:covered-table-cell/>
        </table:table-row>
        <table:table-row>
          <table:table-cell table:style-name="Tabla14.D2" table:number-columns-spanned="4" office:value-type="string">
            <text:p text:style-name="P13">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11">El sistema debe de estar conectado a internet y tener acceso <text:s/>a la base de datos , con lo que podrá registrar la operación que se ocasiona cuna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11">EL sistema modifica su base de datos añadiendo registros equivalentes al numero de veces que el usuario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11">El requerimiento es aceptado si después de que un usuario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MMonoProp10" svg:font-family="LMMonoProp10"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09-11T23:13:04</dc:date>
    <dc:creator>Yerminson Muñoz</dc:creator>
    <meta:editing-duration>PT07H40M15S</meta:editing-duration>
    <meta:editing-cycles>20</meta:editing-cycles>
    <meta:generator>OpenOffice.org/3.2$Linux OpenOffice.org_project/320m12$Build-9483</meta:generator>
    <meta:document-statistic meta:table-count="14" meta:image-count="0" meta:object-count="0" meta:page-count="14" meta:paragraph-count="534" meta:word-count="4129" meta:character-count="25694"/>
  </office:meta>
</office:document-meta>
</file>